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7217in"/>
    </style:style>
    <style:style style:name="co2" style:family="table-column">
      <style:table-column-properties fo:break-before="auto" style:column-width="0.7646in"/>
    </style:style>
    <style:style style:name="co3" style:family="table-column">
      <style:table-column-properties fo:break-before="auto" style:column-width="0.9898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row table:style-name="ro1">
          <table:table-cell office:value-type="string" calcext:value-type="string">
            <text:p>volume_e</text:p>
          </table:table-cell>
          <table:table-cell office:value-type="string" calcext:value-type="string">
            <text:p>volume_a</text:p>
          </table:table-cell>
          <table:table-cell office:value-type="string" calcext:value-type="string">
            <text:p>volume_pr</text:p>
          </table:table-cell>
          <table:table-cell office:value-type="string" calcext:value-type="string">
            <text:p>ratio_e</text:p>
          </table:table-cell>
          <table:table-cell office:value-type="string" calcext:value-type="string">
            <text:p>ratio_a</text:p>
          </table:table-cell>
          <table:table-cell office:value-type="string" calcext:value-type="string">
            <text:p>ratio_pr</text:p>
          </table:table-cell>
        </table:table-row>
        <table:table-row table:style-name="ro1">
          <table:table-cell office:value-type="float" office:value="3957" calcext:value-type="float">
            <text:p>3957</text:p>
          </table:table-cell>
          <table:table-cell office:value-type="float" office:value="3960" calcext:value-type="float">
            <text:p>3960</text:p>
          </table:table-cell>
          <table:table-cell office:value-type="float" office:value="3970" calcext:value-type="float">
            <text:p>3970</text:p>
          </table:table-cell>
          <table:table-cell office:value-type="float" office:value="0.328784432651" calcext:value-type="float">
            <text:p>0.3287844327</text:p>
          </table:table-cell>
          <table:table-cell office:value-type="float" office:value="0.490404040404" calcext:value-type="float">
            <text:p>0.4904040404</text:p>
          </table:table-cell>
          <table:table-cell office:value-type="float" office:value="0.488161209068" calcext:value-type="float">
            <text:p>0.4881612091</text:p>
          </table:table-cell>
        </table:table-row>
        <table:table-row table:style-name="ro1">
          <table:table-cell office:value-type="float" office:value="3974" calcext:value-type="float">
            <text:p>3974</text:p>
          </table:table-cell>
          <table:table-cell office:value-type="float" office:value="3972" calcext:value-type="float">
            <text:p>3972</text:p>
          </table:table-cell>
          <table:table-cell office:value-type="float" office:value="3971" calcext:value-type="float">
            <text:p>3971</text:p>
          </table:table-cell>
          <table:table-cell office:value-type="float" office:value="0.32762959235" calcext:value-type="float">
            <text:p>0.3276295924</text:p>
          </table:table-cell>
          <table:table-cell office:value-type="float" office:value="0.509566968781" calcext:value-type="float">
            <text:p>0.5095669688</text:p>
          </table:table-cell>
          <table:table-cell office:value-type="float" office:value="0.546210022664" calcext:value-type="float">
            <text:p>0.5462100227</text:p>
          </table:table-cell>
        </table:table-row>
        <table:table-row table:style-name="ro1">
          <table:table-cell office:value-type="float" office:value="3921" calcext:value-type="float">
            <text:p>3921</text:p>
          </table:table-cell>
          <table:table-cell office:value-type="float" office:value="3947" calcext:value-type="float">
            <text:p>3947</text:p>
          </table:table-cell>
          <table:table-cell office:value-type="float" office:value="3973" calcext:value-type="float">
            <text:p>3973</text:p>
          </table:table-cell>
          <table:table-cell office:value-type="float" office:value="0.326192297883" calcext:value-type="float">
            <text:p>0.3261922979</text:p>
          </table:table-cell>
          <table:table-cell office:value-type="float" office:value="0.50139346339" calcext:value-type="float">
            <text:p>0.5013934634</text:p>
          </table:table-cell>
          <table:table-cell office:value-type="float" office:value="0.505663226781" calcext:value-type="float">
            <text:p>0.5056632268</text:p>
          </table:table-cell>
        </table:table-row>
        <table:table-row table:style-name="ro1">
          <table:table-cell office:value-type="float" office:value="3969" calcext:value-type="float">
            <text:p>3969</text:p>
          </table:table-cell>
          <table:table-cell office:value-type="float" office:value="3970" calcext:value-type="float">
            <text:p>3970</text:p>
          </table:table-cell>
          <table:table-cell office:value-type="float" office:value="3971" calcext:value-type="float">
            <text:p>3971</text:p>
          </table:table-cell>
          <table:table-cell office:value-type="float" office:value="0.323255228017" calcext:value-type="float">
            <text:p>0.323255228</text:p>
          </table:table-cell>
          <table:table-cell office:value-type="float" office:value="0.507304785894" calcext:value-type="float">
            <text:p>0.5073047859</text:p>
          </table:table-cell>
          <table:table-cell office:value-type="float" office:value="0.545202719718" calcext:value-type="float">
            <text:p>0.5452027197</text:p>
          </table:table-cell>
        </table:table-row>
        <table:table-row table:style-name="ro1">
          <table:table-cell office:value-type="float" office:value="3958" calcext:value-type="float">
            <text:p>3958</text:p>
          </table:table-cell>
          <table:table-cell office:value-type="float" office:value="3951" calcext:value-type="float">
            <text:p>3951</text:p>
          </table:table-cell>
          <table:table-cell office:value-type="float" office:value="3931" calcext:value-type="float">
            <text:p>3931</text:p>
          </table:table-cell>
          <table:table-cell office:value-type="float" office:value="0.317837291561" calcext:value-type="float">
            <text:p>0.3178372916</text:p>
          </table:table-cell>
          <table:table-cell office:value-type="float" office:value="0.509491268033" calcext:value-type="float">
            <text:p>0.509491268</text:p>
          </table:table-cell>
          <table:table-cell office:value-type="float" office:value="0.499872805902" calcext:value-type="float">
            <text:p>0.4998728059</text:p>
          </table:table-cell>
        </table:table-row>
        <table:table-row table:style-name="ro1">
          <table:table-cell office:value-type="float" office:value="3972" calcext:value-type="float">
            <text:p>3972</text:p>
          </table:table-cell>
          <table:table-cell office:value-type="float" office:value="3971" calcext:value-type="float">
            <text:p>3971</text:p>
          </table:table-cell>
          <table:table-cell office:value-type="float" office:value="3963" calcext:value-type="float">
            <text:p>3963</text:p>
          </table:table-cell>
          <table:table-cell office:value-type="float" office:value="0.32527693857" calcext:value-type="float">
            <text:p>0.3252769386</text:p>
          </table:table-cell>
          <table:table-cell office:value-type="float" office:value="0.52807856963" calcext:value-type="float">
            <text:p>0.5280785696</text:p>
          </table:table-cell>
          <table:table-cell office:value-type="float" office:value="0.497350492051" calcext:value-type="float">
            <text:p>0.4973504921</text:p>
          </table:table-cell>
        </table:table-row>
        <table:table-row table:style-name="ro1">
          <table:table-cell table:formula="of:=AVERAGE([.A2:.A7])" office:value-type="float" office:value="3958.5" calcext:value-type="float">
            <text:p>3958.5</text:p>
          </table:table-cell>
          <table:table-cell table:formula="of:=AVERAGE([.B2:.B7])" office:value-type="float" office:value="3961.83333333333" calcext:value-type="float">
            <text:p>3961.8333333333</text:p>
          </table:table-cell>
          <table:table-cell table:formula="of:=AVERAGE([.C2:.C7])" office:value-type="float" office:value="3963.16666666667" calcext:value-type="float">
            <text:p>3963.1666666667</text:p>
          </table:table-cell>
          <table:table-cell table:formula="of:=AVERAGE([.D2:.D7])" office:value-type="float" office:value="0.324829296838667" calcext:value-type="float">
            <text:p>0.3248292968</text:p>
          </table:table-cell>
          <table:table-cell table:formula="of:=AVERAGE([.E2:.E7])" office:value-type="float" office:value="0.507706516022" calcext:value-type="float">
            <text:p>0.507706516</text:p>
          </table:table-cell>
          <table:table-cell table:formula="of:=AVERAGE([.F2:.F7])" office:value-type="float" office:value="0.513743412697333" calcext:value-type="float">
            <text:p>0.513743412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2-10T10:39:03.513652534</dc:date>
    <meta:document-statistic meta:table-count="1" meta:cell-count="48" meta:object-count="0"/>
    <meta:generator>LibreOffice/4.2.7.2$Linux_X86_64 LibreOffice_project/420m0$Build-2</meta:generator>
  </office:meta>
</office:document-meta>
</file>